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14807"/>
    </style:style>
    <style:style style:name="P2" style:family="paragraph" style:parent-style-name="Standard">
      <style:paragraph-properties fo:text-align="center" style:justify-single-word="false"/>
      <style:text-properties fo:font-size="16pt" officeooo:rsid="001e21fa" officeooo:paragraph-rsid="001e21fa" style:font-size-asian="14pt" style:font-size-complex="16pt"/>
    </style:style>
    <style:style style:name="P3" style:family="paragraph" style:parent-style-name="Standard">
      <style:paragraph-properties fo:text-align="start" style:justify-single-word="false"/>
      <style:text-properties fo:font-size="12pt" officeooo:rsid="001fcac1" officeooo:paragraph-rsid="001fcac1" style:font-size-asian="12pt" style:font-size-complex="12pt"/>
    </style:style>
    <style:style style:name="P4" style:family="paragraph" style:parent-style-name="Standard">
      <style:paragraph-properties fo:text-align="start" style:justify-single-word="false"/>
      <style:text-properties fo:font-size="12pt" officeooo:rsid="00214807" officeooo:paragraph-rsid="00214807" style:font-size-asian="12pt" style:font-size-complex="12pt"/>
    </style:style>
    <style:style style:name="P5" style:family="paragraph" style:parent-style-name="Standard" style:master-page-name="Standard">
      <style:paragraph-properties fo:text-align="center" style:justify-single-word="false" style:page-number="auto"/>
      <style:text-properties fo:font-size="16pt" officeooo:rsid="001e21fa" officeooo:paragraph-rsid="001e21fa"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officeooo:paragraph-rsid="001e21fa" style:font-size-asian="16pt" style:font-size-complex="16pt"/>
    </style:style>
    <style:style style:name="P8" style:family="paragraph" style:parent-style-name="Standard">
      <style:paragraph-properties fo:text-align="center" style:justify-single-word="false"/>
      <style:text-properties fo:font-size="16pt" officeooo:rsid="001e21fa" officeooo:paragraph-rsid="001e21fa" style:font-size-asian="16pt" style:font-size-complex="16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officeooo:paragraph-rsid="001e21fa" style:font-size-asian="12pt" style:font-size-complex="12pt"/>
    </style:style>
    <style:style style:name="P11" style:family="paragraph" style:parent-style-name="Standard">
      <style:paragraph-properties fo:text-align="start" style:justify-single-word="false"/>
      <style:text-properties fo:font-size="12pt" officeooo:rsid="00214807" officeooo:paragraph-rsid="00214807" style:font-size-asian="12pt" style:font-size-complex="12pt"/>
    </style:style>
    <style:style style:name="P12" style:family="paragraph" style:parent-style-name="Standard">
      <style:paragraph-properties fo:text-align="start" style:justify-single-word="false"/>
      <style:text-properties fo:font-size="12pt" officeooo:rsid="002460a7" officeooo:paragraph-rsid="002460a7" style:font-size-asian="10.5pt" style:font-size-complex="12pt"/>
    </style:style>
    <style:style style:name="P13" style:family="paragraph" style:parent-style-name="Standard">
      <style:paragraph-properties fo:text-align="start" style:justify-single-word="false"/>
      <style:text-properties fo:font-size="12pt" officeooo:rsid="00248478" officeooo:paragraph-rsid="00248478" style:font-size-asian="10.5pt" style:font-size-complex="12pt"/>
    </style:style>
    <style:style style:name="P14" style:family="paragraph" style:parent-style-name="Standard">
      <style:paragraph-properties fo:text-align="start" style:justify-single-word="false"/>
      <style:text-properties fo:font-size="12pt" officeooo:rsid="00289f4e" officeooo:paragraph-rsid="0029d348" style:font-size-asian="10.5pt" style:font-size-complex="12pt"/>
    </style:style>
    <style:style style:name="P15" style:family="paragraph" style:parent-style-name="Standard">
      <style:paragraph-properties fo:text-align="start" style:justify-single-word="false"/>
      <style:text-properties officeooo:paragraph-rsid="002a5907"/>
    </style:style>
    <style:style style:name="T1" style:family="text">
      <style:text-properties fo:font-size="12pt" style:font-size-asian="12pt" style:font-size-complex="12pt"/>
    </style:style>
    <style:style style:name="T2" style:family="text">
      <style:text-properties fo:font-size="12pt" officeooo:rsid="00214807" style:font-size-asian="12pt" style:font-size-complex="12pt"/>
    </style:style>
    <style:style style:name="T3" style:family="text">
      <style:text-properties fo:font-size="12pt" officeooo:rsid="0022c1d2" style:font-size-asian="12pt" style:font-size-complex="12pt"/>
    </style:style>
    <style:style style:name="T4" style:family="text">
      <style:text-properties fo:font-size="12pt" officeooo:rsid="002460a7" style:font-size-asian="12pt" style:font-size-complex="12pt"/>
    </style:style>
    <style:style style:name="T5" style:family="text">
      <style:text-properties fo:font-size="12pt" officeooo:rsid="002adae7" style:font-size-asian="12pt" style:font-size-complex="12pt"/>
    </style:style>
    <style:style style:name="T6" style:family="text">
      <style:text-properties fo:font-size="12pt" officeooo:rsid="002a5907" style:font-size-asian="10.5pt" style:font-size-complex="12pt"/>
    </style:style>
    <style:style style:name="T7" style:family="text">
      <style:text-properties fo:font-size="12pt" officeooo:rsid="002adae7" style:font-size-asian="10.5pt" style:font-size-complex="12pt"/>
    </style:style>
    <style:style style:name="T8" style:family="text">
      <style:text-properties fo:font-size="12pt" officeooo:rsid="002ba1ee" style:font-size-asian="10.5pt" style:font-size-complex="12pt"/>
    </style:style>
    <style:style style:name="T9" style:family="text">
      <style:text-properties officeooo:rsid="00214807"/>
    </style:style>
    <style:style style:name="T10" style:family="text">
      <style:text-properties officeooo:rsid="00248478"/>
    </style:style>
    <style:style style:name="T11" style:family="text">
      <style:text-properties officeooo:rsid="0024d467"/>
    </style:style>
    <style:style style:name="T12" style:family="text">
      <style:text-properties officeooo:rsid="0026a156"/>
    </style:style>
    <style:style style:name="T13" style:family="text">
      <style:text-properties officeooo:rsid="00289f4e"/>
    </style:style>
    <style:style style:name="T14" style:family="text">
      <style:text-properties officeooo:rsid="002a5907"/>
    </style:style>
    <style:style style:name="T15" style:family="text">
      <style:text-properties officeooo:rsid="002ba1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ct Design</text:p>
      <text:p text:style-name="P12">The overall project consists of <text:span text:style-name="T13">four</text:span> significant components, the server program, the client program, <text:s/>the <text:span text:style-name="T10">custom-made </text:span>graphics system, <text:span text:style-name="T13">and the game object system</text:span>.</text:p>
      <text:p text:style-name="P13">Server: The server handles every aspect of the <text:span text:style-name="T15">game state.</text:span> <text:span text:style-name="T11">All the game logic occurs on the server. It’s basic process entails receiving client input, updating game logic and screen data state using this input, and sending the new screen back to the clients.</text:span></text:p>
      <text:p text:style-name="P13">Client: <text:span text:style-name="T14">Once connected to the server, the client in charge of only two things, sending a players keyboard input to the server, and receiving screen data from the server to display. <text:s/></text:span></text:p>
      <text:p text:style-name="P13">Graphics System: <text:span text:style-name="T12">The graphics system is used by both the client and the server, in different respects. The clients use the system to load the screen data and display it properly, while the server uses it the set the screen data in a manner that represents the various game objects currently in play as defined by the game objects file, in this demo: pong.h. </text:span></text:p>
      <text:p text:style-name="P14">Game Object System: <text:span text:style-name="T12">The game objects system utilizes drawing functions provided by the graphics system to represent the various objects used to run a game, as well as the basic game logic that needs to occur.</text:span></text:p>
      <text:p text:style-name="P15"><text:span text:style-name="T6">Due to the modular design of the components, </text:span><text:span text:style-name="T7">the system can be </text:span><text:span text:style-name="T8">easily be </text:span><text:span text:style-name="T7">adapted to </text:span><text:span text:style-name="T8">run multiple games, though not present in the demonstration.</text:span></text:p>
      <text:p text:style-name="P14"><text:s/></text:p>
      <text:p text:style-name="P14"/>
      <text:p text:style-name="P2">Compilation/<text:span text:style-name="T9">Run</text:span> Instructions</text:p>
      <text:p text:style-name="P3">To compile, place the unzipped files in to a directory on ADA, and type make.</text:p>
      <text:p text:style-name="P4">Once complete, duplicate two more sessions and cd to the same directory with them.</text:p>
      <text:p text:style-name="P4">With one session type: ./server</text:p>
      <text:p text:style-name="P4">and with the other two sessions type: ./client 127.0.0.1</text:p>
      <text:p text:style-name="P4"/>
      <text:p text:style-name="P2">Usage Instructions</text:p>
      <text:p text:style-name="P1"><text:span text:style-name="T2">Once all three components have been run, then the clients can press 1 to begin the game, or 2 to exit. </text:span><text:span text:style-name="T3">Once begun, the clients can press W and S to move their respective paddles.</text:span></text:p>
      <text:p text:style-name="P4">The server has no controls.</text:p>
      <text:p text:style-name="P4"/>
      <text:p text:style-name="P7"><text:soft-page-break/>Software and Hardware</text:p>
      <text:p text:style-name="P10">Language: C++</text:p>
      <text:p text:style-name="P10">Running on Cameron’s Ada servers</text:p>
      <text:p text:style-name="P10">In this program you can see techniques and concepts that was taught in this Network Programming class. Mainly implementing TCP sockets API as communication end points between two application programs.</text:p>
      <text:p text:style-name="P6">Program Synopsis</text:p>
      <text:p text:style-name="Standard"><text:span text:style-name="T1">The goal for this project is to develop a </text:span><text:span text:style-name="T4">graphics based </text:span><text:span text:style-name="T1">server/client application </text:span><text:span text:style-name="T4">that runs entirely in the putty ternimal</text:span><text:span text:style-name="T1">. </text:span><text:span text:style-name="T4">For demonstrative purposes, o</text:span><text:span text:style-name="T1">ur team has decided to take the game “Pong” and turn it in to a functional client/server app, </text:span><text:span text:style-name="T4">although the design was made open ended enough to allow for other games with minimal refactoring</text:span><text:span text:style-name="T1">. In this program the server can handle</text:span><text:span text:style-name="T4"> an arbitrary number of </text:span><text:span text:style-name="T1">clients so two </text:span><text:span text:style-name="T4">or more </text:span><text:span text:style-name="T1"><text:s/>people can play against each other in real time. Once the user runs the program a menu will be brought up showing instructions on how to enter or exit the game. After that, once one client enters the game it will wait until </text:span><text:span text:style-name="T4">the remaining</text:span><text:span text:style-name="T1"> client</text:span><text:span text:style-name="T4">s</text:span><text:span text:style-name="T1"> enter </text:span><text:span text:style-name="T4">and confirm</text:span><text:span text:style-name="T1"> then the game will start. </text:span><text:span text:style-name="T5">They can then enjoy a game of pong until </text:span></text:p>
      <text:p text:style-name="P6">Assignments of Team Members</text:p>
      <text:p text:style-name="P9">Blake Graham – Team Captain</text:p>
      <text:p text:style-name="P9">Robert Alden – Lead Software Developer</text:p>
      <text:p text:style-name="P9">Jace Landmark – Software Developer/Documentations</text:p>
      <text:p text:style-name="P9">Stefan Svicevic – Software Develop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ace Landmark</meta:initial-creator>
    <meta:editing-cycles>7</meta:editing-cycles>
    <meta:creation-date>2019-12-04T19:15:00</meta:creation-date>
    <dc:date>2019-12-09T06:42:22.949000000</dc:date>
    <meta:editing-duration>PT1H7M31S</meta:editing-duration>
    <meta:generator>LibreOffice/6.3.0.4$Windows_X86_64 LibreOffice_project/057fc023c990d676a43019934386b85b21a9ee99</meta:generator>
    <meta:document-statistic meta:table-count="0" meta:image-count="0" meta:object-count="0" meta:page-count="2" meta:paragraph-count="27" meta:word-count="511" meta:character-count="3045" meta:non-whitespace-character-count="25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